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2" style:family="paragraph" style:parent-style-name="Text_20_body">
      <style:text-properties fo:font-style="italic" officeooo:rsid="45bb708a" officeooo:paragraph-rsid="45bb708a" style:font-style-asian="italic" style:font-style-complex="italic"/>
    </style:style>
    <style:style style:name="P23" style:family="paragraph" style:parent-style-name="Text_20_body">
      <style:text-properties fo:font-style="italic" officeooo:rsid="45456065" officeooo:paragraph-rsid="45d0266f" style:font-style-asian="italic" style:font-style-complex="italic"/>
    </style:style>
    <style:style style:name="P24" style:family="paragraph" style:parent-style-name="Text_20_body">
      <style:text-properties officeooo:rsid="450a4e84" officeooo:paragraph-rsid="450a4e84"/>
    </style:style>
    <style:style style:name="P25" style:family="paragraph" style:parent-style-name="Text_20_body">
      <style:text-properties officeooo:rsid="450a7f3e" officeooo:paragraph-rsid="450a7f3e"/>
    </style:style>
    <style:style style:name="P26" style:family="paragraph" style:parent-style-name="Text_20_body">
      <style:text-properties officeooo:paragraph-rsid="450d2fc9"/>
    </style:style>
    <style:style style:name="P27" style:family="paragraph" style:parent-style-name="Text_20_body">
      <style:text-properties officeooo:rsid="45169e5c" officeooo:paragraph-rsid="45169e5c"/>
    </style:style>
    <style:style style:name="P28" style:family="paragraph" style:parent-style-name="Text_20_body">
      <style:text-properties officeooo:rsid="4517afe6" officeooo:paragraph-rsid="4517afe6"/>
    </style:style>
    <style:style style:name="P29" style:family="paragraph" style:parent-style-name="Text_20_body">
      <style:text-properties officeooo:rsid="451d0652" officeooo:paragraph-rsid="451d0652"/>
    </style:style>
    <style:style style:name="P30" style:family="paragraph" style:parent-style-name="Text_20_body">
      <style:text-properties officeooo:rsid="451ed44b" officeooo:paragraph-rsid="451ed44b"/>
    </style:style>
    <style:style style:name="P31" style:family="paragraph" style:parent-style-name="Text_20_body">
      <style:text-properties officeooo:rsid="4520b071" officeooo:paragraph-rsid="4520b071"/>
    </style:style>
    <style:style style:name="P32" style:family="paragraph" style:parent-style-name="Text_20_body">
      <style:text-properties officeooo:paragraph-rsid="4522128f"/>
    </style:style>
    <style:style style:name="P33" style:family="paragraph" style:parent-style-name="Text_20_body">
      <style:text-properties officeooo:rsid="4526485d" officeooo:paragraph-rsid="4526485d"/>
    </style:style>
    <style:style style:name="P34" style:family="paragraph" style:parent-style-name="Text_20_body">
      <style:text-properties officeooo:paragraph-rsid="4529a801"/>
    </style:style>
    <style:style style:name="P35" style:family="paragraph" style:parent-style-name="Text_20_body">
      <style:text-properties officeooo:rsid="452cabc7" officeooo:paragraph-rsid="452cabc7"/>
    </style:style>
    <style:style style:name="P36" style:family="paragraph" style:parent-style-name="Text_20_body">
      <style:text-properties officeooo:rsid="4531029d" officeooo:paragraph-rsid="4531029d"/>
    </style:style>
    <style:style style:name="P37" style:family="paragraph" style:parent-style-name="Text_20_body">
      <style:text-properties officeooo:rsid="452e4991" officeooo:paragraph-rsid="452e4991"/>
    </style:style>
    <style:style style:name="P38" style:family="paragraph" style:parent-style-name="Text_20_body">
      <style:text-properties officeooo:rsid="453a4595" officeooo:paragraph-rsid="453a4595"/>
    </style:style>
    <style:style style:name="P39" style:family="paragraph" style:parent-style-name="Text_20_body">
      <style:text-properties officeooo:rsid="454502c7" officeooo:paragraph-rsid="454502c7"/>
    </style:style>
    <style:style style:name="P40" style:family="paragraph" style:parent-style-name="Text_20_body">
      <style:text-properties officeooo:rsid="45456065" officeooo:paragraph-rsid="45456065"/>
    </style:style>
    <style:style style:name="P41" style:family="paragraph" style:parent-style-name="Text_20_body">
      <style:text-properties officeooo:paragraph-rsid="454b018c"/>
    </style:style>
    <style:style style:name="P42" style:family="paragraph" style:parent-style-name="Text_20_body">
      <style:text-properties officeooo:paragraph-rsid="455ad56b"/>
    </style:style>
    <style:style style:name="P43" style:family="paragraph" style:parent-style-name="Text_20_body">
      <style:text-properties officeooo:rsid="455ee10c" officeooo:paragraph-rsid="455ee10c"/>
    </style:style>
    <style:style style:name="P44" style:family="paragraph" style:parent-style-name="Text_20_body">
      <style:text-properties officeooo:rsid="455ee10c" officeooo:paragraph-rsid="456ba143"/>
    </style:style>
    <style:style style:name="P45" style:family="paragraph" style:parent-style-name="Text_20_body">
      <style:text-properties officeooo:rsid="4558e3a5" officeooo:paragraph-rsid="453a4595"/>
    </style:style>
    <style:style style:name="P46" style:family="paragraph" style:parent-style-name="Text_20_body">
      <style:text-properties officeooo:rsid="45665846" officeooo:paragraph-rsid="45665846"/>
    </style:style>
    <style:style style:name="P47" style:family="paragraph" style:parent-style-name="Text_20_body">
      <style:text-properties officeooo:paragraph-rsid="455ee10c"/>
    </style:style>
    <style:style style:name="P48" style:family="paragraph" style:parent-style-name="Text_20_body">
      <style:text-properties officeooo:rsid="456baaa8" officeooo:paragraph-rsid="456baaa8"/>
    </style:style>
    <style:style style:name="P49" style:family="paragraph" style:parent-style-name="Text_20_body">
      <style:text-properties officeooo:rsid="451f1228" officeooo:paragraph-rsid="451f1228"/>
    </style:style>
    <style:style style:name="P50" style:family="paragraph" style:parent-style-name="Text_20_body">
      <style:text-properties officeooo:rsid="4564acac" officeooo:paragraph-rsid="4564acac"/>
    </style:style>
    <style:style style:name="P51" style:family="paragraph" style:parent-style-name="Text_20_body">
      <style:text-properties officeooo:rsid="4578589d" officeooo:paragraph-rsid="4578589d"/>
    </style:style>
    <style:style style:name="P52" style:family="paragraph" style:parent-style-name="Text_20_body">
      <style:text-properties officeooo:rsid="457b8661" officeooo:paragraph-rsid="457b8661"/>
    </style:style>
    <style:style style:name="P53" style:family="paragraph" style:parent-style-name="Text_20_body">
      <style:text-properties officeooo:rsid="457468d3" officeooo:paragraph-rsid="457468d3"/>
    </style:style>
    <style:style style:name="P54" style:family="paragraph" style:parent-style-name="Text_20_body">
      <style:text-properties officeooo:rsid="457f82fb" officeooo:paragraph-rsid="457f82fb"/>
    </style:style>
    <style:style style:name="P55" style:family="paragraph" style:parent-style-name="Text_20_body">
      <style:text-properties officeooo:rsid="458161c7" officeooo:paragraph-rsid="458161c7"/>
    </style:style>
    <style:style style:name="P56" style:family="paragraph" style:parent-style-name="Text_20_body">
      <style:text-properties officeooo:rsid="45826e06" officeooo:paragraph-rsid="45826e06"/>
    </style:style>
    <style:style style:name="P57" style:family="paragraph" style:parent-style-name="Text_20_body">
      <style:text-properties officeooo:rsid="458395ef" officeooo:paragraph-rsid="458395ef"/>
    </style:style>
    <style:style style:name="P58" style:family="paragraph" style:parent-style-name="Text_20_body">
      <style:paragraph-properties fo:orphans="2" fo:widows="2"/>
      <style:text-properties officeooo:rsid="45856b88" officeooo:paragraph-rsid="45856b88"/>
    </style:style>
    <style:style style:name="P59" style:family="paragraph" style:parent-style-name="Text_20_body">
      <style:text-properties officeooo:rsid="4588b715" officeooo:paragraph-rsid="4588b715"/>
    </style:style>
    <style:style style:name="P60" style:family="paragraph" style:parent-style-name="Text_20_body">
      <style:text-properties officeooo:rsid="458b3678" officeooo:paragraph-rsid="458b3678"/>
    </style:style>
    <style:style style:name="P61" style:family="paragraph" style:parent-style-name="Text_20_body">
      <style:text-properties officeooo:rsid="458ffa75" officeooo:paragraph-rsid="458ffa75"/>
    </style:style>
    <style:style style:name="P62" style:family="paragraph" style:parent-style-name="Text_20_body">
      <style:text-properties officeooo:paragraph-rsid="4599cc98"/>
    </style:style>
    <style:style style:name="P63" style:family="paragraph" style:parent-style-name="Text_20_body">
      <style:text-properties officeooo:paragraph-rsid="4567cfa3"/>
    </style:style>
    <style:style style:name="P64" style:family="paragraph" style:parent-style-name="Text_20_body">
      <style:text-properties officeooo:paragraph-rsid="459e6d60"/>
    </style:style>
    <style:style style:name="P65" style:family="paragraph" style:parent-style-name="Text_20_body">
      <style:text-properties officeooo:rsid="45a0181f" officeooo:paragraph-rsid="45a0181f"/>
    </style:style>
    <style:style style:name="P66" style:family="paragraph" style:parent-style-name="Text_20_body">
      <style:text-properties officeooo:rsid="4567cfa3" officeooo:paragraph-rsid="4567cfa3"/>
    </style:style>
    <style:style style:name="P67" style:family="paragraph" style:parent-style-name="Text_20_body">
      <style:text-properties officeooo:paragraph-rsid="455ec500"/>
    </style:style>
    <style:style style:name="P68" style:family="paragraph" style:parent-style-name="Text_20_body">
      <style:text-properties officeooo:rsid="45a71ae5" officeooo:paragraph-rsid="45a71ae5"/>
    </style:style>
    <style:style style:name="P69" style:family="paragraph" style:parent-style-name="Text_20_body">
      <style:text-properties officeooo:rsid="45a9e694" officeooo:paragraph-rsid="45a9e694"/>
    </style:style>
    <style:style style:name="P70" style:family="paragraph" style:parent-style-name="Text_20_body">
      <style:text-properties officeooo:rsid="45a9e694" officeooo:paragraph-rsid="45abc8dc"/>
    </style:style>
    <style:style style:name="P71" style:family="paragraph" style:parent-style-name="Text_20_body">
      <style:text-properties officeooo:paragraph-rsid="455c1839"/>
    </style:style>
    <style:style style:name="P72" style:family="paragraph" style:parent-style-name="Text_20_body">
      <style:text-properties officeooo:rsid="4540abf8" officeooo:paragraph-rsid="4540abf8"/>
    </style:style>
    <style:style style:name="P73" style:family="paragraph" style:parent-style-name="Text_20_body">
      <style:text-properties officeooo:paragraph-rsid="45ace443"/>
    </style:style>
    <style:style style:name="P74" style:family="paragraph" style:parent-style-name="Text_20_body">
      <style:text-properties officeooo:paragraph-rsid="45245913"/>
    </style:style>
    <style:style style:name="P75" style:family="paragraph" style:parent-style-name="Text_20_body">
      <style:text-properties officeooo:rsid="45ad7f4d" officeooo:paragraph-rsid="45ad7f4d"/>
    </style:style>
    <style:style style:name="P76" style:family="paragraph" style:parent-style-name="Text_20_body">
      <style:text-properties officeooo:paragraph-rsid="45282124"/>
    </style:style>
    <style:style style:name="P77" style:family="paragraph" style:parent-style-name="Text_20_body">
      <style:text-properties officeooo:rsid="45bb708a" officeooo:paragraph-rsid="45bb708a"/>
    </style:style>
    <style:style style:name="P78" style:family="paragraph" style:parent-style-name="Text_20_body">
      <style:text-properties officeooo:rsid="45bc6ad7" officeooo:paragraph-rsid="45bc6ad7"/>
    </style:style>
    <style:style style:name="P79" style:family="paragraph" style:parent-style-name="Text_20_body">
      <style:text-properties officeooo:rsid="45bf1da3" officeooo:paragraph-rsid="45bf1da3"/>
    </style:style>
    <style:style style:name="P80" style:family="paragraph" style:parent-style-name="Text_20_body">
      <style:text-properties officeooo:rsid="453efe39" officeooo:paragraph-rsid="453efe39"/>
    </style:style>
    <style:style style:name="P81" style:family="paragraph" style:parent-style-name="Text_20_body">
      <style:text-properties officeooo:rsid="45c10773" officeooo:paragraph-rsid="45c10773"/>
    </style:style>
    <style:style style:name="P82" style:family="paragraph" style:parent-style-name="Text_20_body">
      <style:text-properties officeooo:rsid="45c8e11d" officeooo:paragraph-rsid="45c8e11d"/>
    </style:style>
    <style:style style:name="P8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8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85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86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87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8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89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91" style:family="paragraph" style:parent-style-name="Example_20_Header">
      <style:text-properties officeooo:paragraph-rsid="0ce95318"/>
    </style:style>
    <style:style style:name="P9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9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9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96" style:family="paragraph" style:parent-style-name="Example" style:list-style-name="L23"/>
    <style:style style:name="P97" style:family="paragraph" style:parent-style-name="Heading_20_2">
      <style:text-properties officeooo:rsid="450a4e84" officeooo:paragraph-rsid="450a4e84"/>
    </style:style>
    <style:style style:name="P98" style:family="paragraph" style:parent-style-name="Heading_20_2">
      <style:text-properties officeooo:rsid="451fc76e" officeooo:paragraph-rsid="451fc76e"/>
    </style:style>
    <style:style style:name="P99" style:family="paragraph" style:parent-style-name="Heading_20_2">
      <style:text-properties officeooo:rsid="4535e361" officeooo:paragraph-rsid="4535e361"/>
    </style:style>
    <style:style style:name="P100" style:family="paragraph" style:parent-style-name="Heading_20_2">
      <style:text-properties officeooo:rsid="4535e361" officeooo:paragraph-rsid="455ad56b"/>
    </style:style>
    <style:style style:name="P101" style:family="paragraph" style:parent-style-name="Heading_20_2">
      <style:text-properties officeooo:rsid="45456065" officeooo:paragraph-rsid="45456065"/>
    </style:style>
    <style:style style:name="P102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103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104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105" style:family="paragraph" style:parent-style-name="Heading_20_3">
      <style:text-properties officeooo:rsid="45bf1da3" officeooo:paragraph-rsid="45bf1da3"/>
    </style:style>
    <style:style style:name="P106" style:family="paragraph" style:parent-style-name="Heading_20_3">
      <style:text-properties officeooo:rsid="457f82fb" officeooo:paragraph-rsid="457f82fb"/>
    </style:style>
    <style:style style:name="P107" style:family="paragraph" style:parent-style-name="Heading_20_3">
      <style:text-properties officeooo:rsid="452b71e3" officeooo:paragraph-rsid="452b71e3"/>
    </style:style>
    <style:style style:name="P108" style:family="paragraph" style:parent-style-name="Heading_20_4">
      <style:text-properties style:text-line-through-style="solid" style:text-line-through-type="single"/>
    </style:style>
    <style:style style:name="P109" style:family="paragraph" style:parent-style-name="Heading_20_4">
      <style:text-properties officeooo:rsid="45a34b92"/>
    </style:style>
    <style:style style:name="P110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45989190" officeooo:paragraph-rsid="4598919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11" style:family="paragraph" style:parent-style-name="Heading_20_5">
      <style:text-properties officeooo:paragraph-rsid="456c678a"/>
    </style:style>
    <style:style style:name="P112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13" style:family="paragraph" style:parent-style-name="Text_20_body" style:list-style-name="L1">
      <style:text-properties officeooo:rsid="44c63c52" officeooo:paragraph-rsid="44c63c52"/>
    </style:style>
    <style:style style:name="P114" style:family="paragraph" style:parent-style-name="Text_20_body" style:list-style-name="L2"/>
    <style:style style:name="P115" style:family="paragraph" style:parent-style-name="Text_20_body" style:list-style-name="L3">
      <style:text-properties officeooo:rsid="44f54ae5" officeooo:paragraph-rsid="44f54ae5"/>
    </style:style>
    <style:style style:name="P116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7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8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9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0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1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2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3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4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5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6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8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9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0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1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2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4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5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6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7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8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9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0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1" style:family="paragraph" style:parent-style-name="Text_20_body" style:list-style-name="L5">
      <style:text-properties officeooo:rsid="44bf7e57" officeooo:paragraph-rsid="44dde692"/>
    </style:style>
    <style:style style:name="P142" style:family="paragraph" style:parent-style-name="Text_20_body" style:list-style-name="L5">
      <style:text-properties officeooo:rsid="450d2fc9" officeooo:paragraph-rsid="450d2fc9"/>
    </style:style>
    <style:style style:name="P143" style:family="paragraph" style:parent-style-name="Text_20_body" style:list-style-name="L5">
      <style:text-properties officeooo:rsid="450d2fc9" officeooo:paragraph-rsid="450e61b9"/>
    </style:style>
    <style:style style:name="P144" style:family="paragraph" style:parent-style-name="Text_20_body" style:list-style-name="L8">
      <style:text-properties officeooo:rsid="44c23c98" officeooo:paragraph-rsid="44c23c98"/>
    </style:style>
    <style:style style:name="P145" style:family="paragraph" style:parent-style-name="Text_20_body" style:list-style-name="L8">
      <style:text-properties officeooo:rsid="44eeb993" officeooo:paragraph-rsid="44eeb993"/>
    </style:style>
    <style:style style:name="P146" style:family="paragraph" style:parent-style-name="Text_20_body" style:list-style-name="L9">
      <style:text-properties officeooo:paragraph-rsid="45052c95"/>
    </style:style>
    <style:style style:name="P147" style:family="paragraph" style:parent-style-name="Text_20_body" style:list-style-name="L9">
      <style:text-properties officeooo:paragraph-rsid="44d69c45"/>
    </style:style>
    <style:style style:name="P148" style:family="paragraph" style:parent-style-name="Text_20_body" style:list-style-name="L9">
      <style:text-properties officeooo:rsid="44d55c7a" officeooo:paragraph-rsid="44d69c45"/>
    </style:style>
    <style:style style:name="P149" style:family="paragraph" style:parent-style-name="Text_20_body" style:list-style-name="L9">
      <style:text-properties officeooo:rsid="44dac53f" officeooo:paragraph-rsid="44dac53f"/>
    </style:style>
    <style:style style:name="P150" style:family="paragraph" style:parent-style-name="Text_20_body" style:list-style-name="L9">
      <style:text-properties officeooo:rsid="44e1f11b" officeooo:paragraph-rsid="44e1f11b"/>
    </style:style>
    <style:style style:name="P151" style:family="paragraph" style:parent-style-name="Text_20_body" style:list-style-name="L11">
      <style:text-properties officeooo:rsid="44e1f11b" officeooo:paragraph-rsid="44e1f11b"/>
    </style:style>
    <style:style style:name="P152" style:family="paragraph" style:parent-style-name="Text_20_body" style:list-style-name="L14">
      <style:text-properties officeooo:rsid="44e1f11b" officeooo:paragraph-rsid="44e1f11b"/>
    </style:style>
    <style:style style:name="P153" style:family="paragraph" style:parent-style-name="Text_20_body" style:list-style-name="L10"/>
    <style:style style:name="P154" style:family="paragraph" style:parent-style-name="Text_20_body" style:list-style-name="L10">
      <style:text-properties officeooo:rsid="44e6fd76" officeooo:paragraph-rsid="44e6fd76"/>
    </style:style>
    <style:style style:name="P155" style:family="paragraph" style:parent-style-name="Text_20_body" style:list-style-name="L10">
      <style:text-properties officeooo:rsid="44eae54a" officeooo:paragraph-rsid="44eae54a"/>
    </style:style>
    <style:style style:name="P156" style:family="paragraph" style:parent-style-name="Text_20_body" style:list-style-name="L10">
      <style:text-properties officeooo:rsid="44eb46c6" officeooo:paragraph-rsid="44eb46c6"/>
    </style:style>
    <style:style style:name="P157" style:family="paragraph" style:parent-style-name="Text_20_body" style:list-style-name="L10">
      <style:text-properties officeooo:rsid="44ecb431" officeooo:paragraph-rsid="44ecb431"/>
    </style:style>
    <style:style style:name="P158" style:family="paragraph" style:parent-style-name="Text_20_body" style:list-style-name="L10">
      <style:text-properties officeooo:rsid="44ed994e" officeooo:paragraph-rsid="44ed994e"/>
    </style:style>
    <style:style style:name="P159" style:family="paragraph" style:parent-style-name="Text_20_body" style:list-style-name="L10">
      <style:text-properties officeooo:rsid="44ee1dce" officeooo:paragraph-rsid="44ee1dce"/>
    </style:style>
    <style:style style:name="P160" style:family="paragraph" style:parent-style-name="Text_20_body" style:list-style-name="L10">
      <style:text-properties fo:language="cs" fo:country="CZ" officeooo:rsid="44f06355" officeooo:paragraph-rsid="44f06355"/>
    </style:style>
    <style:style style:name="P161" style:family="paragraph" style:parent-style-name="Text_20_body" style:list-style-name="L11">
      <style:text-properties officeooo:paragraph-rsid="44f1618a"/>
    </style:style>
    <style:style style:name="P162" style:family="paragraph" style:parent-style-name="Text_20_body" style:list-style-name="L11">
      <style:text-properties officeooo:rsid="44c90bb5" officeooo:paragraph-rsid="44c90bb5"/>
    </style:style>
    <style:style style:name="P163" style:family="paragraph" style:parent-style-name="Text_20_body" style:list-style-name="L11">
      <style:text-properties officeooo:rsid="44dfa642" officeooo:paragraph-rsid="44dfa642"/>
    </style:style>
    <style:style style:name="P164" style:family="paragraph" style:parent-style-name="Text_20_body" style:list-style-name="L14">
      <style:text-properties officeooo:rsid="44dfbbb9" officeooo:paragraph-rsid="44dfbbb9"/>
    </style:style>
    <style:style style:name="P165" style:family="paragraph" style:parent-style-name="Text_20_body" style:list-style-name="L16">
      <style:text-properties officeooo:paragraph-rsid="457f82fb"/>
    </style:style>
    <style:style style:name="P166" style:family="paragraph" style:parent-style-name="Text_20_body" style:list-style-name="L16">
      <style:text-properties officeooo:rsid="457fa2ff" officeooo:paragraph-rsid="457fa2ff"/>
    </style:style>
    <style:style style:name="P167" style:family="paragraph" style:parent-style-name="Text_20_body" style:list-style-name="L17">
      <style:text-properties officeooo:rsid="4588b715" officeooo:paragraph-rsid="4588b715"/>
    </style:style>
    <style:style style:name="P168" style:family="paragraph" style:parent-style-name="Text_20_body" style:list-style-name="L17">
      <style:text-properties officeooo:rsid="4589fbf6" officeooo:paragraph-rsid="4589fbf6"/>
    </style:style>
    <style:style style:name="P169" style:family="paragraph" style:parent-style-name="Text_20_body" style:list-style-name="L18">
      <style:text-properties officeooo:paragraph-rsid="458c8480"/>
    </style:style>
    <style:style style:name="P170" style:family="paragraph" style:parent-style-name="Text_20_body" style:list-style-name="L18">
      <style:text-properties officeooo:rsid="458d9c32" officeooo:paragraph-rsid="458d9c32"/>
    </style:style>
    <style:style style:name="P171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72" style:family="paragraph" style:parent-style-name="Text_20_body" style:list-style-name="L19">
      <style:paragraph-properties fo:orphans="2" fo:widows="2"/>
      <style:text-properties officeooo:paragraph-rsid="44d40c2b"/>
    </style:style>
    <style:style style:name="P173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174" style:family="paragraph" style:parent-style-name="Text_20_body" style:list-style-name="L21">
      <style:text-properties officeooo:rsid="44caaa38" officeooo:paragraph-rsid="44caaa38"/>
    </style:style>
    <style:style style:name="P175" style:family="paragraph" style:parent-style-name="Text_20_body" style:list-style-name="L21">
      <style:text-properties officeooo:rsid="4537b191" officeooo:paragraph-rsid="4537b191"/>
    </style:style>
    <style:style style:name="P176" style:family="paragraph" style:parent-style-name="Text_20_body" style:list-style-name="L22">
      <style:text-properties officeooo:paragraph-rsid="4517afe6"/>
    </style:style>
    <style:style style:name="P177" style:family="paragraph" style:parent-style-name="Text_20_body" style:list-style-name="L22">
      <style:text-properties officeooo:rsid="4517afe6" officeooo:paragraph-rsid="4517afe6"/>
    </style:style>
    <style:style style:name="P178" style:family="paragraph" style:parent-style-name="Text_20_body" style:list-style-name="L22">
      <style:text-properties officeooo:rsid="4517d8b9" officeooo:paragraph-rsid="4517d8b9"/>
    </style:style>
    <style:style style:name="P179" style:family="paragraph" style:parent-style-name="Text_20_body" style:list-style-name="L22">
      <style:text-properties officeooo:rsid="4518b291" officeooo:paragraph-rsid="4518b291"/>
    </style:style>
    <style:style style:name="P180" style:family="paragraph" style:parent-style-name="Text_20_body" style:list-style-name="L22">
      <style:text-properties officeooo:rsid="45193cec" officeooo:paragraph-rsid="45193cec"/>
    </style:style>
    <style:style style:name="P181" style:family="paragraph" style:parent-style-name="Text_20_body" style:list-style-name="L22">
      <style:text-properties officeooo:rsid="451a34d6" officeooo:paragraph-rsid="451a34d6"/>
    </style:style>
    <style:style style:name="P182" style:family="paragraph" style:parent-style-name="Text_20_body" style:list-style-name="L22">
      <style:text-properties officeooo:rsid="451b39d7" officeooo:paragraph-rsid="451b39d7"/>
    </style:style>
    <style:style style:name="P183" style:family="paragraph" style:parent-style-name="Text_20_body" style:list-style-name="L22">
      <style:text-properties officeooo:rsid="451c5aa2" officeooo:paragraph-rsid="451c5aa2"/>
    </style:style>
    <style:style style:name="P184" style:family="paragraph" style:parent-style-name="Text_20_body">
      <style:text-properties officeooo:rsid="45456065" officeooo:paragraph-rsid="45456065"/>
    </style:style>
    <style:style style:name="P185" style:family="paragraph" style:parent-style-name="Text_20_body" style:list-style-name="L24">
      <style:text-properties officeooo:rsid="4571d8c9" officeooo:paragraph-rsid="4571d8c9"/>
    </style:style>
    <style:style style:name="P186" style:family="paragraph" style:parent-style-name="Text_20_body" style:list-style-name="L24">
      <style:text-properties officeooo:rsid="4578589d" officeooo:paragraph-rsid="4578589d"/>
    </style:style>
    <style:style style:name="P187" style:family="paragraph" style:parent-style-name="Text_20_body">
      <style:text-properties officeooo:rsid="452e4991" officeooo:paragraph-rsid="452e4991"/>
    </style:style>
    <style:style style:name="P188" style:family="paragraph" style:parent-style-name="Text_20_body">
      <style:text-properties officeooo:paragraph-rsid="45bb708a"/>
    </style:style>
    <style:style style:name="P189" style:family="paragraph" style:parent-style-name="Text_20_body">
      <style:text-properties officeooo:rsid="45bb708a" officeooo:paragraph-rsid="45bf1da3"/>
    </style:style>
    <style:style style:name="P190" style:family="paragraph" style:parent-style-name="Text_20_body">
      <style:text-properties officeooo:paragraph-rsid="45d700c4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9891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5a018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5a34b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55ec5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5a5f9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5a6be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5a9e6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5aa40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55c18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cs" fo:country="CZ" fo:font-style="normal" officeooo:rsid="45abc8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cs" fo:country="CZ" fo:font-style="normal" officeooo:rsid="45ace4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" fo:font-size="10pt" fo:letter-spacing="0.004cm" fo:language="cs" fo:country="CZ" fo:font-style="normal" officeooo:rsid="4524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" fo:font-size="10pt" fo:letter-spacing="0.004cm" fo:language="cs" fo:country="CZ" fo:font-style="normal" officeooo:rsid="45ad7f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" fo:font-size="10pt" fo:letter-spacing="0.004cm" fo:language="cs" fo:country="CZ" fo:font-style="normal" officeooo:rsid="45b590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" fo:font-size="10pt" fo:letter-spacing="0.004cm" fo:language="cs" fo:country="CZ" fo:font-style="normal" officeooo:rsid="452821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" fo:font-size="10pt" fo:letter-spacing="0.004cm" fo:language="cs" fo:country="CZ" fo:font-style="normal" officeooo:rsid="45c6ca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" fo:font-size="10pt" fo:letter-spacing="0.004cm" fo:language="cs" fo:country="CZ" fo:font-style="normal" officeooo:rsid="45d539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" fo:font-size="10pt" fo:letter-spacing="0.004cm" fo:language="cs" fo:country="CZ" fo:font-style="normal" officeooo:rsid="45bf1d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style:font-name="Georgia" fo:font-size="10pt" fo:letter-spacing="0.004cm" fo:language="cs" fo:country="CZ" fo:font-style="normal" officeooo:rsid="45bb70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" fo:font-size="10pt" fo:letter-spacing="0.004cm" fo:language="cs" fo:country="CZ" fo:font-style="normal" officeooo:rsid="45d70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4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5" style:family="text">
      <style:text-properties style:use-window-font-color="true" style:font-name="Georgia" fo:font-size="10pt" fo:letter-spacing="0.004cm" fo:language="cs" fo:country="CZ" fo:font-style="italic" officeooo:rsid="459e6d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6" style:family="text">
      <style:text-properties style:use-window-font-color="true" style:font-name="Georgia" fo:font-size="10pt" fo:letter-spacing="0.004cm" fo:language="cs" fo:country="CZ" fo:font-style="italic" officeooo:rsid="45a0181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7" style:family="text">
      <style:text-properties style:use-window-font-color="true" style:font-name="Georgia" fo:font-size="10pt" fo:letter-spacing="0.004cm" fo:language="cs" fo:country="CZ" fo:font-style="italic" officeooo:rsid="455ad56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8" style:family="text">
      <style:text-properties style:use-window-font-color="true" style:font-name="Georgia" fo:font-size="10pt" fo:letter-spacing="0.004cm" fo:language="cs" fo:country="CZ" fo:font-style="italic" officeooo:rsid="45c6cae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9" style:family="text">
      <style:text-properties style:use-window-font-color="true" style:font-name="Georgia" fo:font-size="10pt" fo:letter-spacing="0.004cm" fo:language="cs" fo:country="CZ" fo:font-style="italic" officeooo:rsid="45bb708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0" style:family="text">
      <style:text-properties style:use-window-font-color="true" style:font-name="Georgia" fo:font-size="10pt" fo:letter-spacing="0.004cm" fo:language="cs" fo:country="CZ" fo:font-style="italic" officeooo:rsid="45d3f79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1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" style:family="text">
      <style:text-properties style:use-window-font-color="true" style:font-name="Georgia" fo:font-size="8.5pt" fo:letter-spacing="0.007cm" fo:language="cs" fo:country="CZ" fo:font-style="normal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73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74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75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76" style:family="text">
      <style:text-properties style:use-window-font-color="true" style:font-name="Georgia" fo:font-size="8.5pt" fo:letter-spacing="0.007cm" fo:language="cs" fo:country="CZ" fo:font-style="normal" officeooo:rsid="45a892e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77" style:family="text">
      <style:text-properties style:use-window-font-color="true" officeooo:rsid="4196f96e"/>
    </style:style>
    <style:style style:name="T78" style:family="text">
      <style:text-properties style:use-window-font-color="true" officeooo:rsid="452a1498"/>
    </style:style>
    <style:style style:name="T79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80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81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82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aef5f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83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b0a19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84" style:family="text">
      <style:text-properties officeooo:rsid="44bcafe2"/>
    </style:style>
    <style:style style:name="T85" style:family="text">
      <style:text-properties officeooo:rsid="44d4fdeb"/>
    </style:style>
    <style:style style:name="T86" style:family="text">
      <style:text-properties officeooo:rsid="44e8fabe"/>
    </style:style>
    <style:style style:name="T87" style:family="text">
      <style:text-properties officeooo:rsid="44eae54a"/>
    </style:style>
    <style:style style:name="T88" style:family="text">
      <style:text-properties officeooo:rsid="44ed994e"/>
    </style:style>
    <style:style style:name="T89" style:family="text">
      <style:text-properties fo:language="en" fo:country="US"/>
    </style:style>
    <style:style style:name="T90" style:family="text">
      <style:text-properties officeooo:rsid="44f322d7"/>
    </style:style>
    <style:style style:name="T91" style:family="text">
      <style:text-properties officeooo:rsid="44f3f369"/>
    </style:style>
    <style:style style:name="T92" style:family="text">
      <style:text-properties officeooo:rsid="44f6a9ab"/>
    </style:style>
    <style:style style:name="T93" style:family="text">
      <style:text-properties officeooo:rsid="44faa44e"/>
    </style:style>
    <style:style style:name="T94" style:family="text">
      <style:text-properties officeooo:rsid="44fdb063"/>
    </style:style>
    <style:style style:name="T95" style:family="text">
      <style:text-properties officeooo:rsid="450345d7"/>
    </style:style>
    <style:style style:name="T96" style:family="text">
      <style:text-properties officeooo:rsid="45052c95"/>
    </style:style>
    <style:style style:name="T97" style:family="text">
      <style:text-properties officeooo:rsid="44da05bb"/>
    </style:style>
    <style:style style:name="T98" style:family="text">
      <style:text-properties officeooo:rsid="450ed29c"/>
    </style:style>
    <style:style style:name="T99" style:family="text">
      <style:text-properties officeooo:rsid="4512d12f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officeooo:rsid="4517afe6" style:font-style-asian="italic" style:font-style-complex="italic"/>
    </style:style>
    <style:style style:name="T102" style:family="text">
      <style:text-properties fo:font-style="italic" officeooo:rsid="16077e11" style:font-style-asian="italic" style:font-style-complex="italic"/>
    </style:style>
    <style:style style:name="T103" style:family="text">
      <style:text-properties fo:font-style="italic" officeooo:rsid="16282f48" style:font-style-asian="italic" style:font-style-complex="italic"/>
    </style:style>
    <style:style style:name="T104" style:family="text">
      <style:text-properties fo:font-style="italic" officeooo:rsid="45282124" style:font-style-asian="italic" style:font-style-complex="italic"/>
    </style:style>
    <style:style style:name="T105" style:family="text">
      <style:text-properties fo:font-style="italic" officeooo:rsid="4541a375" style:font-style-asian="italic" style:font-style-complex="italic"/>
    </style:style>
    <style:style style:name="T106" style:family="text">
      <style:text-properties fo:font-style="italic" officeooo:rsid="454b018c" style:font-style-asian="italic" style:font-style-complex="italic"/>
    </style:style>
    <style:style style:name="T107" style:family="text">
      <style:text-properties fo:font-style="italic" officeooo:rsid="459e6d60" style:font-style-asian="italic" style:font-style-complex="italic"/>
    </style:style>
    <style:style style:name="T108" style:family="text">
      <style:text-properties fo:font-style="italic" officeooo:rsid="45bb708a" style:font-style-asian="italic" style:font-style-complex="italic"/>
    </style:style>
    <style:style style:name="T109" style:family="text">
      <style:text-properties fo:font-style="italic" officeooo:rsid="45d3f79e" style:font-style-asian="italic" style:font-style-complex="italic"/>
    </style:style>
    <style:style style:name="T110" style:family="text">
      <style:text-properties officeooo:rsid="45170379"/>
    </style:style>
    <style:style style:name="T111" style:family="text">
      <style:text-properties officeooo:rsid="4517afe6"/>
    </style:style>
    <style:style style:name="T112" style:family="text">
      <style:text-properties officeooo:rsid="4517d8b9"/>
    </style:style>
    <style:style style:name="T113" style:family="text">
      <style:text-properties officeooo:rsid="451a34d6"/>
    </style:style>
    <style:style style:name="T114" style:family="text">
      <style:text-properties officeooo:rsid="451d0652"/>
    </style:style>
    <style:style style:name="T115" style:family="text">
      <style:text-properties officeooo:rsid="16077e11"/>
    </style:style>
    <style:style style:name="T116" style:family="text">
      <style:text-properties fo:font-style="normal" officeooo:rsid="16282f48" style:font-style-asian="normal" style:font-style-complex="normal"/>
    </style:style>
    <style:style style:name="T117" style:family="text">
      <style:text-properties fo:font-style="normal" officeooo:rsid="4522128f" style:font-style-asian="normal" style:font-style-complex="normal"/>
    </style:style>
    <style:style style:name="T118" style:family="text">
      <style:text-properties officeooo:rsid="16096a70"/>
    </style:style>
    <style:style style:name="T119" style:family="text">
      <style:text-properties fo:color="#c86400" officeooo:rsid="4196f96e"/>
    </style:style>
    <style:style style:name="T120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121" style:family="text">
      <style:text-properties officeooo:rsid="4526485d"/>
    </style:style>
    <style:style style:name="T122" style:family="text">
      <style:text-properties officeooo:rsid="4a67efe2"/>
    </style:style>
    <style:style style:name="T123" style:family="text">
      <style:text-properties officeooo:rsid="48470b61"/>
    </style:style>
    <style:style style:name="T124" style:family="text">
      <style:text-properties officeooo:rsid="453025b4"/>
    </style:style>
    <style:style style:name="T125" style:family="text">
      <style:text-properties officeooo:rsid="4531d271"/>
    </style:style>
    <style:style style:name="T126" style:family="text">
      <style:text-properties officeooo:rsid="4534cbd1"/>
    </style:style>
    <style:style style:name="T127" style:family="text">
      <style:text-properties officeooo:rsid="453fa709"/>
    </style:style>
    <style:style style:name="T128" style:family="text">
      <style:text-properties officeooo:rsid="4541a375"/>
    </style:style>
    <style:style style:name="T129" style:family="text">
      <style:text-properties officeooo:rsid="4546c2ae"/>
    </style:style>
    <style:style style:name="T130" style:family="text">
      <style:text-properties officeooo:rsid="45470596"/>
    </style:style>
    <style:style style:name="T131" style:family="text">
      <style:text-properties officeooo:rsid="45487ace"/>
    </style:style>
    <style:style style:name="T132" style:family="text">
      <style:text-properties officeooo:rsid="454a416e"/>
    </style:style>
    <style:style style:name="T133" style:family="text">
      <style:text-properties officeooo:rsid="454b018c"/>
    </style:style>
    <style:style style:name="T134" style:family="text">
      <style:text-properties fo:language="cs" fo:country="CZ" style:language-asian="zxx" style:country-asian="none" style:language-complex="ar" style:country-complex="SA"/>
    </style:style>
    <style:style style:name="T135" style:family="text">
      <style:text-properties officeooo:rsid="455ad56b"/>
    </style:style>
    <style:style style:name="T136" style:family="text">
      <style:text-properties officeooo:rsid="455e9bef"/>
    </style:style>
    <style:style style:name="T137" style:family="text">
      <style:text-properties officeooo:rsid="455ec500"/>
    </style:style>
    <style:style style:name="T138" style:family="text">
      <style:text-properties officeooo:rsid="45603d36"/>
    </style:style>
    <style:style style:name="T139" style:family="text">
      <style:text-properties officeooo:rsid="456a94fb"/>
    </style:style>
    <style:style style:name="T140" style:family="text">
      <style:text-properties officeooo:rsid="45739745"/>
    </style:style>
    <style:style style:name="T141" style:family="text">
      <style:text-properties officeooo:rsid="457d7dc5"/>
    </style:style>
    <style:style style:name="T142" style:family="text">
      <style:text-properties officeooo:rsid="4584454f"/>
    </style:style>
    <style:style style:name="T143" style:family="text">
      <style:text-properties officeooo:rsid="458c8480"/>
    </style:style>
    <style:style style:name="T144" style:family="text">
      <style:text-properties officeooo:rsid="458d9c32"/>
    </style:style>
    <style:style style:name="T145" style:family="text">
      <style:text-properties officeooo:rsid="458ffa75"/>
    </style:style>
    <style:style style:name="T146" style:family="text">
      <style:text-properties officeooo:rsid="459181d3"/>
    </style:style>
    <style:style style:name="T147" style:family="text">
      <style:text-properties style:font-name="Times New Roman" fo:font-size="9pt" fo:language="cs" fo:country="CZ" style:font-size-asian="9pt"/>
    </style:style>
    <style:style style:name="T148" style:family="text">
      <style:text-properties style:font-name="Times New Roman" fo:language="cs" fo:country="CZ" fo:font-style="italic" fo:font-weight="bold" style:font-style-asian="italic" style:font-weight-asian="bold"/>
    </style:style>
    <style:style style:name="T149" style:family="text">
      <style:text-properties officeooo:rsid="4596ded1"/>
    </style:style>
    <style:style style:name="T150" style:family="text">
      <style:text-properties officeooo:rsid="45989190"/>
    </style:style>
    <style:style style:name="T151" style:family="text">
      <style:text-properties officeooo:rsid="459b65e0"/>
    </style:style>
    <style:style style:name="T152" style:family="text">
      <style:text-properties officeooo:rsid="45a0181f"/>
    </style:style>
    <style:style style:name="T153" style:family="text">
      <style:text-properties officeooo:rsid="45a18ec8"/>
    </style:style>
    <style:style style:name="T154" style:family="text">
      <style:text-properties officeooo:rsid="45a288c2"/>
    </style:style>
    <style:style style:name="T155" style:family="text">
      <style:text-properties officeooo:rsid="45a2fd8a"/>
    </style:style>
    <style:style style:name="T156" style:family="text">
      <style:text-properties officeooo:rsid="45a34b92"/>
    </style:style>
    <style:style style:name="T157" style:family="text">
      <style:text-properties officeooo:rsid="45a41cc0"/>
    </style:style>
    <style:style style:name="T158" style:family="text">
      <style:text-properties officeooo:rsid="45a5f9a1"/>
    </style:style>
    <style:style style:name="T159" style:family="text">
      <style:text-properties officeooo:rsid="45a6be65"/>
    </style:style>
    <style:style style:name="T160" style:family="text">
      <style:text-properties officeooo:rsid="45aa40b3"/>
    </style:style>
    <style:style style:name="T161" style:family="text">
      <style:text-properties officeooo:rsid="45abc8dc"/>
    </style:style>
    <style:style style:name="T162" style:family="text">
      <style:text-properties officeooo:rsid="45ace443"/>
    </style:style>
    <style:style style:name="T163" style:family="text">
      <style:text-properties officeooo:rsid="45245913"/>
    </style:style>
    <style:style style:name="T164" style:family="text">
      <style:text-properties officeooo:rsid="45b29156"/>
    </style:style>
    <style:style style:name="T165" style:family="text">
      <style:text-properties officeooo:rsid="45b7c120"/>
    </style:style>
    <style:style style:name="T166" style:family="text">
      <style:text-properties officeooo:rsid="45bc60f7"/>
    </style:style>
    <style:style style:name="T167" style:family="text">
      <style:text-properties officeooo:rsid="45bc6ad7"/>
    </style:style>
    <style:style style:name="T168" style:family="text">
      <style:text-properties officeooo:rsid="45bf1da3"/>
    </style:style>
    <style:style style:name="T169" style:family="text">
      <style:text-properties officeooo:rsid="45bf5610"/>
    </style:style>
    <style:style style:name="T170" style:family="text">
      <style:text-properties officeooo:rsid="45c16d90"/>
    </style:style>
    <style:style style:name="T171" style:family="text">
      <style:text-properties officeooo:rsid="45c3b392"/>
    </style:style>
    <style:style style:name="T172" style:family="text">
      <style:text-properties officeooo:rsid="45c47365"/>
    </style:style>
    <style:style style:name="T173" style:family="text">
      <style:text-properties officeooo:rsid="45c49054"/>
    </style:style>
    <style:style style:name="T174" style:family="text">
      <style:text-properties officeooo:rsid="45c6cae6"/>
    </style:style>
    <style:style style:name="T175" style:family="text">
      <style:text-properties officeooo:rsid="45c73749"/>
    </style:style>
    <style:style style:name="T176" style:family="text">
      <style:text-properties officeooo:rsid="45c9f1f9"/>
    </style:style>
    <style:style style:name="T177" style:family="text">
      <style:text-properties officeooo:rsid="45cbd882"/>
    </style:style>
    <style:style style:name="T178" style:family="text">
      <style:text-properties officeooo:rsid="45ce70d2"/>
    </style:style>
    <style:style style:name="T179" style:family="text">
      <style:text-properties officeooo:rsid="45d0266f"/>
    </style:style>
    <style:style style:name="T180" style:family="text">
      <style:text-properties officeooo:rsid="45d317c2"/>
    </style:style>
    <style:style style:name="T181" style:family="text">
      <style:text-properties officeooo:rsid="45d3f79e"/>
    </style:style>
    <style:style style:name="T182" style:family="text">
      <style:text-properties officeooo:rsid="45d421d2"/>
    </style:style>
    <style:style style:name="T183" style:family="text">
      <style:text-properties officeooo:rsid="45d53901"/>
    </style:style>
    <style:style style:name="T184" style:family="text">
      <style:text-properties officeooo:rsid="45d700c4"/>
    </style:style>
    <style:style style:name="T185" style:family="text">
      <style:text-properties officeooo:rsid="45d7c3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/>
      <text:p text:style-name="Text_20_body"/>
      <text:p text:style-name="Text_20_body"/>
      <text:p text:style-name="P89">Dračák</text:p>
      <text:p text:style-name="P83"/>
      <text:p text:style-name="P83"/>
      <text:p text:style-name="P90">podle staré školy</text:p>
      <text:p text:style-name="P84"/>
      <text:p text:style-name="P85"/>
      <text:p text:style-name="P86">poznámky k Trossu</text:p>
      <text:p text:style-name="P84"/>
      <text:p text:style-name="P84"/>
      <text:p text:style-name="P84"/>
      <text:p text:style-name="P84"/>
      <text:p text:style-name="P87"/>
      <text:p text:style-name="P87"/>
      <text:p text:style-name="P88"/>
      <text:p text:style-name="P2"/>
      <text:p text:style-name="P3"/>
      <text:p text:style-name="P91"><text:soft-page-break/></text:p>
      <text:h text:style-name="P97" text:outline-level="2">TODO</text:h>
      <text:p text:style-name="P55">TODO: Někam umístit hint o tom, jak se používá Měsíční oltář.<text:line-break/>- <text:span text:style-name="T142">možná bojovnice by to mohla vědět</text:span></text:p>
      <text:p text:style-name="P56">TODO: Někam umístit odkaz na doupě obřího pavouka.</text:p>
      <text:p text:style-name="P57">TODO: Lore o hrstanu (strom vysoko v horách)</text:p>
      <text:p text:style-name="P24">Co potřebuju udělat:</text:p>
      <text:p text:style-name="P24">Hratelnost:</text:p>
      <text:p text:style-name="P24">- dotáhnout háčky, zapojení NPCček a tak (hlavně v ostatních lokacích)</text:p>
      <text:p text:style-name="P24">- staty protivníků</text:p>
      <text:p text:style-name="P24">- kouzla pro kouzelníky</text:p>
      <text:p text:style-name="P24">- <text:span text:style-name="T110">složení „pověstné skupiny dobrodruhů“ a co mají za loot</text:span></text:p>
      <text:p text:style-name="P25">Shopkeepers:</text:p>
      <text:p text:style-name="P25">- itemy v nabídce</text:p>
      <text:p text:style-name="P24">Loot:</text:p>
      <text:p text:style-name="P24">- seznam lootu a magickejch itemů</text:p>
      <text:p text:style-name="P24">- pokud nebude dost goldu, přidat</text:p>
      <text:p text:style-name="P24">- pokud nebude dost magickejch itemů, přidat</text:p>
      <text:p text:style-name="P24">- karty pro magické itemy</text:p>
      <text:p text:style-name="P29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95">T</text:span>řípatrové, čerstvě omítnuté domy a ulice poseté stánky a kejklíři.</text:p>
      <text:p text:style-name="P7">Příjezd do Trossu</text:p>
      <text:list xml:id="list3371448162" text:style-name="L1">
        <text:list-item>
          <text:p text:style-name="P113">ze severu nebo z jihu. Popsat, co je po cestě vidět.</text:p>
        </text:list-item>
      </text:list>
      <text:h text:style-name="Heading_20_2" text:outline-level="2">Hra v kostky</text:h>
      <text:p text:style-name="P93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p>
      <text:p text:style-name="P92"><text:span text:style-name="T147"><text:s text:c="5"/></text:span><text:span text:style-name="T148">Bodování :</text:span></text:p>
      <text:p text:style-name="P94">jednička <text:s text:c="2"/>= 1 b. <text:s text:c="3"/>pětka <text:s text:c="7"/>= <text:s/>5 b.</text:p>
      <text:p text:style-name="P95">3x stejné číslo: 3x hodnota</text:p>
      <text:p text:style-name="P95">3x dvojice: 10b</text:p>
      <text:p text:style-name="P95">postupka: 20b</text:p>
      <text:p text:style-name="P95">6x stejný číslo: 50b</text:p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840441221" text:style-name="L2">
        <text:list-item>
          <text:p text:style-name="P114">Ctít a prosazovat zákony a tradice.</text:p>
        </text:list-item>
        <text:list-item>
          <text:p text:style-name="P114">Stavět potřeby většiny nad potřeby jedince.</text:p>
        </text:list-item>
        <text:list-item>
          <text:p text:style-name="P114">Nestrpět monstrum nebo černokněžníka naživu.</text:p>
        </text:list-item>
        <text:list-item>
          <text:p text:style-name="P114"><text:soft-page-break/>Žít bez lži a podvodu.</text:p>
        </text:list-item>
      </text:list>
      <text:h text:style-name="P104" text:outline-level="3"><text:span text:style-name="T85">Město </text:span>Tross</text:h>
      <text:p text:style-name="P17"><text:span text:style-name="T84">Vila </text:span><text:span text:style-name="T4">F</text:span><text:span text:style-name="T84">ilomény Karské</text:span></text:p>
      <text:list xml:id="list2101121273" text:style-name="L3">
        <text:list-item>
          <text:p text:style-name="P115">Chodí sem dvorní čaroděj Bareus Karsavar, který Filoménu miluje a svými kouzly j<text:span text:style-name="T93">í</text:span> udržuje mladistvý vzhled (musí kvůli tomu dělat stále nebezpečnější kouzla, což ho stojí další mutace). <text:span text:style-name="T92">Filoména ho drží v domnění, že pro ni znamená něco víc.</text:span></text:p>
        </text:list-item>
      </text:list>
      <text:p text:style-name="P5"><text:span text:style-name="T12">Knížecí p</text:span><text:span text:style-name="T3">evnost</text:span></text:p>
      <text:list xml:id="list4279640031" text:style-name="L4">
        <text:list-item>
          <text:p text:style-name="P116">kníže Marak Brakvil</text:p>
        </text:list-item>
        <text:list-item>
          <text:p text:style-name="P116">jeho syn Dalvar Brakvil</text:p>
        </text:list-item>
        <text:list-item>
          <text:p text:style-name="P117">dvorní čaroděj Bareus Karsavar</text:p>
        </text:list-item>
        <text:list-item>
          <text:p text:style-name="P118">drb 3 (Haydenská tvrz)</text:p>
        </text:list-item>
      </text:list>
      <text:p text:style-name="P4"><text:span text:style-name="T3">Kasárna </text:span><text:span text:style-name="T16">(</text:span><text:span text:style-name="T13">v pevnosti</text:span><text:span text:style-name="T16">)</text:span></text:p>
      <text:list xml:id="list3940157406" text:style-name="L5">
        <text:list-item>
          <text:p text:style-name="P141"><text:span text:style-name="T4">kapitán stráže </text:span><text:span text:style-name="T5">Moriak Har</text:span></text:p>
          <text:list>
            <text:list-item>
              <text:p text:style-name="P142"><text:span text:style-name="T5">N</text:span><text:span text:style-name="T3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43"><text:span text:style-name="T26">Ž</text:span><text:span text:style-name="T3">ivej nebo mrtvej, </text:span><text:span text:style-name="T26">ale doporučuju živej, protože kdybyste zabili špatnou osobu, tak vás pověsím.</text:span></text:p>
            </text:list-item>
            <text:list-item>
              <text:p text:style-name="P142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3149529046" text:style-name="L6">
        <text:list-item>
          <text:p text:style-name="P120"><text:soft-page-break/>Malířka Ariana Warga</text:p>
        </text:list-item>
      </text:list>
      <text:p text:style-name="P11">Alchymistický krámek v chudé čtvrti</text:p>
      <text:list xml:id="list3137451423" text:style-name="L7">
        <text:list-item>
          <text:p text:style-name="P121">Trpasličí alchymistka Mallika Kragg</text:p>
        </text:list-item>
      </text:list>
      <text:p text:style-name="P12">Obchod s exotiky v chudé čtvrti</text:p>
      <text:list xml:id="list2577232846" text:style-name="L8">
        <text:list-item>
          <text:p text:style-name="P144"><text:span text:style-name="T3">Kuzal‘</text:span><text:span text:style-name="T71">k’tak</text:span></text:p>
          <text:list>
            <text:list-item>
              <text:p text:style-name="P145"><text:span text:style-name="T71">Chce</text:span><text:span text:style-name="T3"> </text:span><text:span text:style-name="T71">odstranit kn</text:span><text:span text:style-name="T3">ěze Mariuse. Nabízí 20 zl.</text:span></text:p>
            </text:list-item>
          </text:list>
        </text:list-item>
      </text:list>
      <text:p text:style-name="P6"><text:span text:style-name="T3">Putyka „</text:span><text:span text:style-name="T7">U rezavého meče“</text:span></text:p>
      <text:list xml:id="list101065119" text:style-name="L9">
        <text:list-item>
          <text:p text:style-name="P122">Havířský odbojář Dim Tratas (havíři tu nebydlí, měli by to strašně z ruky).</text:p>
          <text:list>
            <text:list-item>
              <text:p text:style-name="P123">drb2 (v dolech se ztrácel<text:span text:style-name="T96">i</text:span> horníci).</text:p>
            </text:list-item>
            <text:list-item>
              <text:p text:style-name="P146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124"><text:span text:style-name="T97">K</text:span>níže za to nabídne 25 zl (nemá vcelku moc ztratit, platí až za vyčištěný důl).</text:p>
                </text:list-item>
                <text:list-item>
                  <text:p text:style-name="P148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147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148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125">Bojovnice Reagan</text:p>
          <text:list>
            <text:list-item>
              <text:p text:style-name="P149"><text:soft-page-break/><text:span text:style-name="T3">S čím bojovala v Haydenově tvrzi? </text:span><text:span text:style-name="T11">S nemrtvými? </text:span><text:span text:style-name="T21">(Asi jo.)</text:span><text:span text:style-name="T3"> Co o tom může vyprávět?</text:span></text:p>
            </text:list-item>
          </text:list>
        </text:list-item>
        <text:list-item>
          <text:p text:style-name="P126">Chlastají tu stráže, které zrovna nemají službu</text:p>
          <text:list>
            <text:list-item>
              <text:p text:style-name="P126">Drb 5 (verbují do stráže)</text:p>
            </text:list-item>
            <text:list-item>
              <text:p text:style-name="P127">Kapitán Har pro vás má delikátní prácičku <text:span text:style-name="T99">(lov na Stín)</text:span></text:p>
            </text:list-item>
          </text:list>
        </text:list-item>
        <text:list-item>
          <text:p text:style-name="P150"><text:span text:style-name="T14">d</text:span><text:span text:style-name="T3">rb 9 (alchmistka Kragg má nový recept)</text:span></text:p>
        </text:list-item>
      </text:list>
      <text:p text:style-name="P16"><text:span text:style-name="T18">Luxusní hostinec </text:span><text:span text:style-name="T15">S</text:span><text:span text:style-name="T17">maragdové divadlo</text:span></text:p>
      <text:list xml:id="list671249552" text:style-name="L10">
        <text:list-item>
          <text:p text:style-name="P153">každý měsíc je zde uzavřené představení, kde se vše hraje naživo; tzn. na pódiu jsou skutečná znásilnění a vraždy, a příbuzní (semi-dobrovolných) obětí jsou vyplácen<text:span text:style-name="T86">i</text:span> ve smaragdech</text:p>
          <text:list>
            <text:list-item>
              <text:p text:style-name="P154">Hosti <text:span text:style-name="T87">(c</text:span>hodí <text:span text:style-name="T87">sem</text:span> v maskách<text:span text:style-name="T87">):</text:span></text:p>
              <text:list>
                <text:list-item>
                  <text:p text:style-name="P155">Dalvar brakvil (knížecí syn)</text:p>
                </text:list-item>
                <text:list-item>
                  <text:p text:style-name="P156">Worochův velekněz Oleg Mankar</text:p>
                </text:list-item>
                <text:list-item>
                  <text:p text:style-name="P157"><text:span text:style-name="T88">šlechtična </text:span>Filoména Karská</text:p>
                </text:list-item>
                <text:list-item>
                  <text:p text:style-name="P158">dvorní čaroděj Bareus Karsavar</text:p>
                </text:list-item>
                <text:list-item>
                  <text:p text:style-name="P159">Kuzal‘<text:span text:style-name="T89">k’tak</text:span></text:p>
                </text:list-item>
              </text:list>
            </text:list-item>
            <text:list-item>
              <text:p text:style-name="P160">Jak se k tomu staví Stín? Ví o tom? Možná ne a až se to dozví, bude to <text:span text:style-name="T90">majiteli </text:span>chtít zatrhnout.</text:p>
            </text:list-item>
          </text:list>
        </text:list-item>
      </text:list>
      <text:list xml:id="list3083991727" text:style-name="L11">
        <text:list-item>
          <text:p text:style-name="P128">O<text:span text:style-name="T91">bsluha, nebo možná hosti</text:span></text:p>
          <text:list>
            <text:list-item>
              <text:p text:style-name="P129">Drb 7 (lidé se bojí dvorního čaroděje)</text:p>
            </text:list-item>
          </text:list>
        </text:list-item>
        <text:list-item>
          <text:p text:style-name="P130">Jedním ze stálých hostů je Stín (protože "žít v luxusu")</text:p>
          <text:list>
            <text:list-item>
              <text:p text:style-name="P161"><text:soft-page-break/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131">N<text:span text:style-name="T94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32">V tajné schránce ve svém pokoji má naloupené šperky. Patří různým šlechtičnám z města a okolí.</text:p>
              <text:list>
                <text:list-item>
                  <text:p text:style-name="P132">Celková cena: 75 zl, ale je to hodně horký zboží. <text:span text:style-name="T98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62"><text:span text:style-name="T3">Obchodník prodává (slepou) mapu Trossu. </text:span><text:span text:style-name="T6">Lokace sám nezná.</text:span></text:p>
        </text:list-item>
        <text:list-item>
          <text:p text:style-name="P133">drb 3 (Haydenská tvrz)</text:p>
        </text:list-item>
        <text:list-item>
          <text:p text:style-name="P163"><text:span text:style-name="T6">d</text:span><text:span text:style-name="T3">rb 4 (lord Whalen shání žoldnéře)</text:span></text:p>
        </text:list-item>
        <text:list-item>
          <text:p text:style-name="P151"><text:span text:style-name="T14">d</text:span><text:span text:style-name="T3">rb 9 (alchmistka Kragg má nový recept)</text:span></text:p>
        </text:list-item>
      </text:list>
      <text:p text:style-name="P13">Worrochův chrám</text:p>
      <text:list xml:id="list3119177137" text:style-name="L12">
        <text:list-item>
          <text:p text:style-name="P134">kněz Marius</text:p>
        </text:list-item>
        <text:list-item>
          <text:p text:style-name="P134">biskup Oleg Mankar</text:p>
        </text:list-item>
      </text:list>
      <text:p text:style-name="P14">Vývěska na náměstí</text:p>
      <text:list xml:id="list1508057895" text:style-name="L13">
        <text:list-item>
          <text:p text:style-name="P135">drby 10, 11 a 12</text:p>
        </text:list-item>
      </text:list>
      <text:p text:style-name="P9"><text:soft-page-break/><text:span text:style-name="T8">T</text:span><text:span text:style-name="T3">ržiště (ve dne na náměstí)</text:span></text:p>
      <text:list xml:id="list2984788290" text:style-name="L14">
        <text:list-item>
          <text:p text:style-name="P136">drb 1 (chvástající se mladý kovář)</text:p>
        </text:list-item>
        <text:list-item>
          <text:p text:style-name="P119">drb 3 (Haydenská tvrz)</text:p>
        </text:list-item>
        <text:list-item>
          <text:p text:style-name="P164"><text:span text:style-name="T3">drb 6 (drogy od Kuzal‘</text:span><text:span text:style-name="T71">k’taka</text:span><text:span text:style-name="T3">)</text:span></text:p>
        </text:list-item>
        <text:list-item>
          <text:p text:style-name="P137">drb 8 (v Trehernu uctívají novou bohyni)</text:p>
        </text:list-item>
        <text:list-item>
          <text:p text:style-name="P152"><text:span text:style-name="T14">d</text:span><text:span text:style-name="T3">rb 9 (alchmistka Kragg má nový recept)</text:span></text:p>
        </text:list-item>
      </text:list>
      <text:p text:style-name="P15">Magicky zapečetěná budova v chudinské čtvrti</text:p>
      <text:list xml:id="list3802499112" text:style-name="L15">
        <text:list-item>
          <text:p text:style-name="P138">Proč?</text:p>
        </text:list-item>
        <text:list-item>
          <text:p text:style-name="P138">Co tam je zajímavého?</text:p>
        </text:list-item>
        <text:list-item>
          <text:p text:style-name="P138">Souvisí to nějak se „zombie incidentem?“</text:p>
          <text:list>
            <text:list-item>
              <text:p text:style-name="P139">Ano, za obojí může dvorní čaroděj.</text:p>
            </text:list-item>
          </text:list>
        </text:list-item>
      </text:list>
      <text:h text:style-name="P105" text:outline-level="3">Dračí kostra</text:h>
      <text:p text:style-name="P79">Výhoda při sesílání kouzel.</text:p>
      <text:h text:style-name="P106" text:outline-level="3">Godov</text:h>
      <text:p text:style-name="P54">Oběd u zemana Baltuse</text:p>
      <text:list xml:id="list2564370978" text:style-name="L16">
        <text:list-item>
          <text:p text:style-name="P166"><text:span text:style-name="T38">Z</text:span><text:span text:style-name="T3">e </text:span><text:span text:style-name="T39">S</text:span><text:span text:style-name="T3">umpu už dlouho nedorazily čerstvé ryby (jídelníček stojí za bačkoru).</text:span></text:p>
        </text:list-item>
        <text:list-item>
          <text:p text:style-name="P165"><text:span text:style-name="T38">Nešli jste náhodou </text:span><text:span text:style-name="T39">kolem domu</text:span><text:span text:style-name="T38"> urozeného pana Whalena? </text:span><text:span text:style-name="T39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<text:soft-page-break/>Sump</text:h>
      <text:p text:style-name="P59"><text:span text:style-name="T100">Event:</text:span> V poledne bude soud.</text:p>
      <text:list xml:id="list2409146674" text:style-name="L17">
        <text:list-item>
          <text:p text:style-name="P167">Představení na návsi. Rybář obviňuje svého souseda, sběrače mechů, že mu ukradl loď <text:span text:style-name="T143">(ukradl ji někdo jiný, kdo se chtěl dostat k ještěrcům)</text:span>.</text:p>
          <text:list>
            <text:list-item>
              <text:p text:style-name="P168">Rybář se pokouší předvádět loupež lodě.</text:p>
            </text:list-item>
            <text:list-item>
              <text:p text:style-name="P168">Sběrač mechů předvádí komedii (rybář chytil velrybu a svolá postupně celou vesnici, aby mu šla pomoct).</text:p>
            </text:list-item>
            <text:list-item>
              <text:p text:style-name="P168"><text:span text:style-name="T144">Starosta dá rybáři pokutu (musí sběrači mechů po celej rok zdarma dávat ryby)</text:span>.</text:p>
            </text:list-item>
          </text:list>
        </text:list-item>
      </text:list>
      <text:p text:style-name="P60">Starosta <text:span text:style-name="T145">Kuruk (kudůk)</text:span></text:p>
      <text:list xml:id="list2379832319" text:style-name="L18">
        <text:list-item>
          <text:p text:style-name="P169"><text:span text:style-name="T143">V bažině se mi ztrácí lidi. Nemám co bych nabídnul. Jsou tam nějaký ruiny, v mládí jsem se tam toulal. Pošlu s váma </text:span><text:span text:style-name="T40">s</text:span><text:span text:style-name="T41">yna</text:span><text:span text:style-name="T143">, pokud se tam chcete vypravit.</text:span></text:p>
          <text:list>
            <text:list-item>
              <text:p text:style-name="P170">Průvodce ukáže jak ziggurat, tak měsíční oltář.</text:p>
            </text:list-item>
          </text:list>
        </text:list-item>
      </text:list>
      <text:p text:style-name="P61">Starostův syn Bekel (překvapivě taky kudůk). <text:span text:style-name="T146">Poseroutka.</text:span></text:p>
      <text:h text:style-name="Heading_20_3" text:outline-level="3">Wedel</text:h>
      <text:p text:style-name="P8">Věštkyně</text:p>
      <text:list xml:id="list3330504397" text:style-name="L19">
        <text:list-item>
          <text:p text:style-name="P171">"Ne vše, co zabiješ, bude skutečně mrtvé."</text:p>
        </text:list-item>
        <text:list-item>
          <text:p text:style-name="P171">"V bazénu plném krve na tebe číhá smrt."</text:p>
        </text:list-item>
        <text:list-item>
          <text:p text:style-name="P172"><text:span text:style-name="T1">„</text:span><text:span text:style-name="T2">Hlas v lese není, co se zdá.“</text:span></text:p>
        </text:list-item>
      </text:list>
      <text:p text:style-name="P58">Starosta</text:p>
      <text:list xml:id="list3058361205" text:style-name="L20">
        <text:list-item>
          <text:p text:style-name="P173"><text:soft-page-break/>Nabízí odměnu (25 zl) za likvidaci lesní nestvůry (obří mluvící pavouk).</text:p>
        </text:list-item>
        <text:list-item>
          <text:p text:style-name="P173">Buďte ale opatrní – už jsem tam poslal dvě skupiny a žádná se nevrátila.</text:p>
        </text:list-item>
      </text:list>
      <text:h text:style-name="Heading_20_2" text:outline-level="2">Otázky</text:h>
      <text:list xml:id="list2089355329" text:style-name="L21">
        <text:list-item>
          <text:p text:style-name="P140">Kde žili havíři, dokud doly fungovaly?</text:p>
        </text:list-item>
        <text:list-item>
          <text:p text:style-name="P174"><text:span text:style-name="T3">Kde žijí teď? </text:span><text:span text:style-name="T24">(v lese)</text:span></text:p>
        </text:list-item>
        <text:list-item>
          <text:p text:style-name="P175"><text:span text:style-name="T24">K</text:span><text:span text:style-name="T3">terá žena z Trossu zlomila Urielovi srdce?</text:span></text:p>
        </text:list-item>
      </text:list>
      <text:h text:style-name="Heading_20_1" text:outline-level="1">Loot and gold</text:h>
      <text:p text:style-name="P39">Kam by šel dát další loot:</text:p>
      <text:p text:style-name="P39">- Mrtví dobrodruzi (kostlivci) v Haydenské tvrzi</text:p>
      <text:p text:style-name="P48">TODO: Poustevník by měl mít něco jinýho než plášť nenápadnosti. Hodil by se mu nápoj z krve zlobra (vysvětlovalo by to, jak tam přežívá), pak by ale v trapasličí hrobce mělo bejt něco jinýho (třeba <text:span text:style-name="T100">lektvar regenerace</text:span>? To by asi šlo.)</text:p>
      <text:h text:style-name="Heading_20_2" text:outline-level="2">NPCčka</text:h>
      <text:h text:style-name="Heading_20_3" text:outline-level="3">Stín</text:h>
      <text:p text:style-name="P26"><text:span text:style-name="T25">TODO nějakej zlodějskej item<text:line-break/>- </text:span><text:span text:style-name="T27">asi očarovaná hvězdice. Šel by taky nějakej plášť, ale poustevník má </text:span><text:span text:style-name="T64">plášť nenápadnosti</text:span><text:span text:style-name="T27">, takže by to už bylo moc.<text:line-break/>- i když sakra </text:span><text:span text:style-name="T64">plášť neviditelnosti</text:span><text:span text:style-name="T27"> by se k ní hodil mnohem víc...</text:span></text:p>
      <text:h text:style-name="Heading_20_3" text:outline-level="3">Dvorní čaroděj Bareus Karsavar</text:h>
      <text:p text:style-name="P27">TODO: nějaký svitky</text:p>
      <text:h text:style-name="Heading_20_2" text:outline-level="2"><text:span text:style-name="T114">Random e</text:span>venty</text:h>
      <text:h text:style-name="Heading_20_3" text:outline-level="3">Trpaslická karavana</text:h>
      <text:p text:style-name="P28">V nabídce mají:</text:p>
      <text:list xml:id="list273770087" text:style-name="L22">
        <text:list-item>
          <text:p text:style-name="P176"><text:soft-page-break/><text:span text:style-name="T101">lektvar ohnivého dechu</text:span><text:span text:style-name="T111"> (2 zl)</text:span></text:p>
        </text:list-item>
        <text:list-item>
          <text:p text:style-name="P177">2x <text:span text:style-name="T100">léčivý lektvar</text:span> (<text:span text:style-name="T112">po </text:span>2 zl)</text:p>
        </text:list-item>
        <text:list-item>
          <text:p text:style-name="P178">2x <text:span text:style-name="T100">dýmovnice</text:span> (po 2 zl)</text:p>
        </text:list-item>
        <text:list-item>
          <text:p text:style-name="P179">6x <text:span text:style-name="T100">výbušný projektil</text:span> (po 2 zl)</text:p>
        </text:list-item>
        <text:list-item>
          <text:p text:style-name="P180">2<text:span text:style-name="T113">x</text:span> <text:span text:style-name="T100">zápalný projektil</text:span> (po 2 zl<text:span text:style-name="T164">)</text:span></text:p>
        </text:list-item>
        <text:list-item>
          <text:p text:style-name="P181">2x <text:span text:style-name="T100">petarda</text:span> (po 2 zl)</text:p>
        </text:list-item>
        <text:list-item>
          <text:p text:style-name="P182">2x <text:span text:style-name="T100">ohnivá hlína</text:span> (po 6 zl)</text:p>
        </text:list-item>
        <text:list-item>
          <text:p text:style-name="P182">1x <text:span text:style-name="T100">bomba</text:span> (12 zl)</text:p>
        </text:list-item>
        <text:list-item>
          <text:p text:style-name="P183">1x <text:span text:style-name="T100">lektvar zmenšování</text:span> (2 zl)</text:p>
        </text:list-item>
      </text:list>
      <text:h text:style-name="Heading_20_3" text:outline-level="3">Doupě obřího mluvícího pavouka</text:h>
      <text:p text:style-name="P29">TODO: Mrtvoly vysátých dobrodruhů</text:p>
      <text:p text:style-name="P21">bezhlučný luk</text:p>
      <text:h text:style-name="Heading_20_3" text:outline-level="3">Mrtvý pirát</text:h>
      <text:p text:style-name="P30">6k20 st a <text:span text:style-name="T100">lektvar neviditelnosti</text:span></text:p>
      <text:h text:style-name="Heading_20_3" text:outline-level="3">Bounty na gobliny</text:h>
      <text:p text:style-name="P49">1 st za hlavu goblina</text:p>
      <text:h text:style-name="Heading_20_3" text:outline-level="3"><text:soft-page-break/>Poustevník</text:h>
      <text:h text:style-name="P108" text:outline-level="4">Plášť nenápadnosti</text:h>
      <text:h text:style-name="Heading_20_4" text:outline-level="4">Nápoj z krve zlobra</text:h>
      <text:h text:style-name="P98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31">Tato hůlka výměnou za 3kz životů sešle <text:span text:style-name="T100">mrazivou střelu</text:span> (i opakovaně). Ztracené životy není možné nijak léčit, každý den se jeden obnoví.</text:p>
      <text:h text:style-name="Heading_20_5" text:outline-level="5">Mrazivá střela *Karah týl*</text:h>
      <text:p text:style-name="P32"><text:span text:style-name="T102">Dosah:</text:span><text:span text:style-name="T115"> střední<text:line-break/></text:span><text:span text:style-name="T102">Rozsah:</text:span><text:span text:style-name="T115"> 1 cíl<text:line-break/></text:span><text:span text:style-name="T103">Útok:</text:span><text:span text:style-name="T116"> Duše + k6 proti </text:span><text:span text:style-name="T117">Fyzičce</text:span><text:span text:style-name="T118"><text:line-break/></text:span><text:span text:style-name="T102">Zranění:</text:span><text:span text:style-name="T115"> </text:span><text:span text:style-name="T28">6</text:span><text:span text:style-name="T115">kz </text:span><text:span text:style-name="T120">mrazem</text:span><text:span text:style-name="T115">, odečítá se Zbroj</text:span></text:p>
      <text:h text:style-name="Heading_20_3" text:outline-level="3">Truhlice alchymisty Egila</text:h>
      <text:h text:style-name="Heading_20_4" text:outline-level="4">Lektvar odolnosti proti magii</text:h>
      <text:p text:style-name="P75"><text:span text:style-name="T100">Trvání:</text:span> několik minut</text:p>
      <text:p text:style-name="P74"><text:span text:style-name="T163">Po </text:span><text:span text:style-name="T54">d</text:span><text:span text:style-name="T55">obu trvání</text:span><text:span text:style-name="T163"> je u jakéhokoliv kouzla, jehož jsi cílem, šance 1 : 3, že na tebe nebude účinkovat.</text:span></text:p>
      <text:h text:style-name="Heading_20_4" text:outline-level="4"><text:soft-page-break/><text:span text:style-name="T83">+</text:span><text:span text:style-name="T82">Elixír</text:span> svěže<text:span text:style-name="T121">s</text:span>ti</text:h>
      <text:p text:style-name="P33">Požití tohoto elixíru nahradí jednu noc spánku.</text:p>
      <text:h text:style-name="Heading_20_4" text:outline-level="4">Hůlka <text:span text:style-name="T81">magických střel</text:span></text:h>
      <text:p text:style-name="P76"><text:span text:style-name="T57">T</text:span><text:span text:style-name="T58">ato hůlka umožňuje připravit si a následně seslat </text:span><text:span text:style-name="T68">magickou střelu</text:span><text:span text:style-name="T174">.</text:span></text:p>
      <text:h text:style-name="P111" text:outline-level="5"><text:span text:style-name="T102">M</text:span><text:span text:style-name="T100">agická střela *Kesem týl*</text:span></text:h>
      <text:p text:style-name="P34"><text:span text:style-name="T102">Dosah:</text:span><text:span text:style-name="T115"> </text:span><text:span text:style-name="T29">s</text:span><text:span text:style-name="T30">třední</text:span><text:span text:style-name="T115"><text:line-break/></text:span><text:span text:style-name="T102">Rozsah:</text:span><text:span text:style-name="T115"> 1</text:span><text:span text:style-name="T31"> tvor</text:span><text:span text:style-name="T115"><text:line-break/></text:span><text:span text:style-name="T103">Útok:</text:span><text:span text:style-name="T116"> Duše + k6 proti </text:span><text:span text:style-name="T32">Fyzičce</text:span><text:span text:style-name="T123"><text:line-break/></text:span><text:span text:style-name="T102">Zranění:</text:span><text:span text:style-name="T115"> </text:span><text:span text:style-name="T28">4</text:span><text:span text:style-name="T115">kz </text:span><text:span text:style-name="T119">bodné</text:span><text:span text:style-name="T77"> </text:span><text:span text:style-name="T78">(neodečítá se zbroj)</text:span></text:p>
      <text:p text:style-name="P76"><text:span text:style-name="T104">Magická střela</text:span><text:span text:style-name="T122"> </text:span><text:span text:style-name="T30">p</text:span><text:span text:style-name="T56">rojde zbrojí nebo jinou pevnou překážkou, aniž by ji poškodila</text:span><text:span text:style-name="T122">. </text:span><text:span text:style-name="T30">M</text:span><text:span text:style-name="T56">ůžeš ji ale seslat pouze na cíl, který alespoň trochu vidíš.</text:span></text:p>
      <text:h text:style-name="P107" text:outline-level="3">Čaroděj Marelok</text:h>
      <text:p text:style-name="P36"><text:span text:style-name="T125">Na policích s knihami jsou s</text:span>vitky s kouzly: <text:span text:style-name="T100">lazebník</text:span>, <text:span text:style-name="T100">fialový blesk</text:span>, <text:span text:style-name="T100">pamatuj</text:span></text:p>
      <text:h text:style-name="Heading_20_4" text:outline-level="4">Prokletá dýka</text:h>
      <text:p text:style-name="P35">Když se touto dýkou pokusíš někoho zranit, paralyzuje ti celou ruku (paralýza odezní po několika minutách).</text:p>
      <text:p text:style-name="P35">/<text:span text:style-name="T165">* Jak to udělat s kartou? Asi 2 verze – kouzelná dýka neznámých schopností a prokletá dýka */</text:span></text:p>
      <text:h text:style-name="Heading_20_4" text:outline-level="4"><text:soft-page-break/><text:span text:style-name="T180">+</text:span>Ještěří amulet</text:h>
      <text:p text:style-name="P37">Když si oblečeš tento amulet, narostou ti po celém těle žluté ještěří šupiny a na rukou a nohou ti vyrostou přísavky, díky kterým se udržíš na stěnách i na stropě, ale budou se ti špatně držet předměty (nevýhoda v boji i při střelbě).</text:p>
      <text:p text:style-name="P37">Po sundání amuletu se proměníš do původního stavu.</text:p>
      <text:h text:style-name="P99" text:outline-level="2">Haydenská tvrz</text:h>
      <text:p text:style-name="P38"><text:span text:style-name="T127">TODO: </text:span>Nekromantská zaklínadla <text:span text:style-name="T135">(jeden svitek asi stačí)</text:span></text:p>
      <text:h text:style-name="Heading_20_4" text:outline-level="4"><text:span text:style-name="T171">+</text:span>Mluv s mrtvým <text:span text:style-name="T169">*Diber met*</text:span></text:h>
      <text:p text:style-name="P80"><text:span text:style-name="T100">Trvání:</text:span> několik minut</text:p>
      <text:p text:style-name="P81">Toto kouzlo částečně oživí mrtvolu natolik, že dokáže mluvit. Mrtvý po dobu trvání slyší, ale nevidí a necítí. <text:span text:style-name="T170">Má stejné znalosti jako v okamžiku smrti.</text:span> Je na něm, jestli si s tebou bude chtít povídat.</text:p>
      <text:h text:style-name="Heading_20_4" text:outline-level="4">Návod na lektvar lásky</text:h>
      <text:p text:style-name="P45">Při výrobě je třeba přimíchat slzy toho, do koho se má zamilovat ten, kdo lektvar vypije.</text:p>
      <text:p text:style-name="Example"><text:span text:style-name="T134">L</text:span>ektvar opravdu funguje, ale jen do nejbližšího úplňku. <text:span text:style-name="T73">D</text:span><text:span text:style-name="T75">otyčný</text:span><text:span text:style-name="T74"> se pak začne opět chovat podle toho, co skutečně cítí </text:span><text:span text:style-name="T75">k tomu, z jehož slz je lektvar vyroben</text:span><text:span text:style-name="T74">.</text:span></text:p>
      <text:p text:style-name="P68"><text:span text:style-name="T74">/</text:span><text:span text:style-name="T72">* </text:span><text:span text:style-name="T74">N</text:span><text:span text:style-name="T72">ebo to dokonce omezit jen na klasických několik minut. </text:span><text:span text:style-name="T76">Není to moc, ale je to dost na to, aby to šlo herně využít.</text:span><text:span text:style-name="T72"> */</text:span></text:p>
      <text:h text:style-name="Heading_20_4" text:outline-level="4">Lektvar nenápadnosti</text:h>
      <text:p text:style-name="P72"><text:span text:style-name="T128">Jako </text:span><text:span text:style-name="T105">plášť nenápadnosti</text:span><text:span text:style-name="T128">, ale jen na několik minut.</text:span></text:p>
      <text:p text:style-name="P73"><text:soft-page-break/><text:span text:style-name="T53">Po dobu působení se</text:span><text:span text:style-name="T162"> všem bude zdát, že tam, kde jsi, přirozeně patříš.</text:span></text:p>
      <text:h text:style-name="Heading_20_4" text:outline-level="4"><text:span text:style-name="T177">+B</text:span>ronzová koňská hlava</text:h>
      <text:p text:style-name="P82">Bronzová hlava koně velká asi jako dlaň. Dokud se jí dotýkáš, bude tě poslouchat <text:span text:style-name="T176">neúnavný</text:span> nemrtvý kůň, se kterým je magicky spojena.</text:p>
      <text:h text:style-name="P101" text:outline-level="2">Třináctá šachta štříbrných dolů</text:h>
      <text:h text:style-name="Heading_20_4" text:outline-level="4"><text:span text:style-name="T179">+</text:span>Štít děsu</text:h>
      <text:p text:style-name="P20">Bronzový štít <text:span text:style-name="T132">s reliéfem vousaté tváře se zavřenýma očima</text:span></text:p>
      <text:p text:style-name="P40">Pronesením jména „Garhaz“ se oči na štítu otevřou. První, kdo do nich pohlédne, na několik minut propadne panickému strachu. Znovu je možné štít aktivovat, až stávající strach pomine.</text:p>
      <text:p text:style-name="P23">Strach je <text:span text:style-name="T179">možné</text:span> překonat, dotyčný <text:span text:style-name="T129">pak proti tobě bude mít</text:span> nevýhodu.</text:p>
      <text:p text:style-name="P40">„<text:span text:style-name="T131">Slabší povahy rovnou utečou, silnější mohou strach překonat.“</text:span></text:p>
      <text:p text:style-name="P40">- <text:span text:style-name="T130">Je možné vyděsit jen jen jednu osobu najednou.</text:span></text:p>
      <text:h text:style-name="Heading_20_4" text:outline-level="4">Chaotitový orb</text:h>
      <text:p text:style-name="P41"><text:span text:style-name="T133">Když ho držíš, máš výhodu ke všem hodům na seslání. </text:span><text:span text:style-name="T33">K</text:span><text:span text:style-name="T34">romě toho máš</text:span><text:span text:style-name="T133"> </text:span><text:span text:style-name="T106">divný pocit</text:span><text:span text:style-name="T133">.</text:span></text:p>
      <text:p text:style-name="Example">Každý týden strávený v jeho přítomnosti je šance 1 ze 6 na nějakou mutaci (když padne 1, hoď znovu, o kterou mutaci se jedná):</text:p>
      <text:list xml:id="list2428539199" text:style-name="L23">
        <text:list-item>
          <text:p text:style-name="P96">Na jedné z končetin ti vyroste šestý prst</text:p>
        </text:list-item>
        <text:list-item>
          <text:p text:style-name="P96"><text:soft-page-break/>Vyroste ti třetí oko</text:p>
        </text:list-item>
        <text:list-item>
          <text:p text:style-name="P96">Na zádech ti vyrostou pahýly nefunkčních křídel</text:p>
        </text:list-item>
        <text:list-item>
          <text:p text:style-name="P96">Přijdeš o veškeré tělesné ochlupení</text:p>
        </text:list-item>
        <text:list-item>
          <text:p text:style-name="P96">Začneš celý slabě zeleně zářit stejně jako orb</text:p>
        </text:list-item>
        <text:list-item>
          <text:p text:style-name="P96">V břiše ti začne růst démon a bude se snažit prokousat se ven</text:p>
        </text:list-item>
      </text:list>
      <text:h text:style-name="P100" text:outline-level="2"><text:span text:style-name="T79">W</text:span><text:span text:style-name="T80">halenova krvavá vila</text:span></text:h>
      <text:p text:style-name="Text_20_body">P<text:span text:style-name="T135">rokletý ubrus (asi nedělat kartu. I když)</text:span></text:p>
      <text:h text:style-name="Heading_20_4" text:outline-level="4">Lektvar charismatu</text:h>
      <text:p text:style-name="P70"><text:span text:style-name="T67">T</text:span><text:span text:style-name="T63">rvání:</text:span><text:span text:style-name="T3"> několik minut</text:span></text:p>
      <text:p text:style-name="P71"><text:span text:style-name="T51">P</text:span><text:span text:style-name="T52">o dobu trvání</text:span><text:span text:style-name="T161"> budeš přirozeným středem pozornosti a všichni </text:span><text:span text:style-name="T52">ti budou</text:span><text:span text:style-name="T161"> hltat každé slovo z úst.</text:span></text:p>
      <text:h text:style-name="Heading_20_4" text:outline-level="4">Lektvar čtení myšlenek</text:h>
      <text:p text:style-name="P69"><text:span text:style-name="T67">T</text:span><text:span text:style-name="T63">rvání:</text:span><text:span text:style-name="T3"> několik minut</text:span></text:p>
      <text:p text:style-name="P42"><text:span text:style-name="T49">Po d</text:span><text:span text:style-name="T50">obu trvání</text:span><text:span text:style-name="T160"> můžeš </text:span><text:span text:style-name="T35">t</text:span><text:span text:style-name="T49">vorům</text:span><text:span text:style-name="T135">, kterým se díváš do očí, </text:span><text:span text:style-name="T35">číst vědomé, slovně formulované myšlenky.</text:span></text:p>
      <text:h text:style-name="P102" text:outline-level="2">T<text:span text:style-name="T136">rpasličí hrobka</text:span></text:h>
      <text:h text:style-name="Heading_20_4" text:outline-level="4"><text:span text:style-name="T159">+</text:span>Nápoj z krve <text:span text:style-name="T137">zlobra</text:span></text:h>
      <text:p text:style-name="P67"><text:span text:style-name="T46">J</text:span><text:span text:style-name="T47">ed</text:span><text:span text:style-name="T48">iný</text:span><text:span text:style-name="T47"> lok</text:span><text:span text:style-name="T158"> tě nasytí na celý den. Ze zbytku se nápoj do dalšího dne doplní.</text:span></text:p>
      <text:h text:style-name="P109" text:outline-level="4"><text:soft-page-break/>+Lovec démonů</text:h>
      <text:p text:style-name="P43">Mocný artefakt pro boj s démony – co umí?</text:p>
      <text:p text:style-name="P43">+1 zrnění proti démonům.</text:p>
      <text:p text:style-name="P47"><text:span text:style-name="T36">D</text:span><text:span text:style-name="T45">okud zůstane zaseknutá v démonově těle, znemožní mu se znovu zhmotnit</text:span><text:span text:style-name="T156">.</text:span></text:p>
      <text:p text:style-name="P44">/<text:span text:style-name="T139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103" text:outline-level="2">Z<text:span text:style-name="T138">iggurat</text:span></text:h>
      <text:h text:style-name="Heading_20_4" text:outline-level="4"><text:span text:style-name="T157">+</text:span>Roh <text:span text:style-name="T155">z</text:span> jednorožce</text:h>
      <text:p text:style-name="P50">TODO: Co se z něj dá vyrobit?</text:p>
      <text:p text:style-name="P50">- <text:span text:style-name="T140">purification properties. Virnigity.</text:span></text:p>
      <text:p text:style-name="P51">Z rohu se dá vyrobit celkem <text:span text:style-name="T141">5</text:span> dávek prachu</text:p>
      <text:list xml:id="list2620825994" text:style-name="L24">
        <text:list-item>
          <text:p text:style-name="P185">Prach z rohu jednorožce je universal antidote – <text:span text:style-name="T140">léčí všechny jedy a nemoci.</text:span></text:p>
        </text:list-item>
        <text:list-item>
          <text:p text:style-name="P186">Dá se z něj taky vyrobit nápoj lásky s trvalým účinkem.</text:p>
        </text:list-item>
      </text:list>
      <text:p text:style-name="P52">Místo tří dávek prachu se dá vyrobit amulet, který chrání před jedy a nemocemi (dává imunitu).</text:p>
      <text:p text:style-name="P53">Dá se z něj taky vyrobit žezlo (typicky královské) nebo jílec meče. To nemá žádné zvláštní vlastnosti, je to jen status symbol.</text:p>
      <text:h text:style-name="Heading_20_4" text:outline-level="4"><text:soft-page-break/><text:span text:style-name="T153">+</text:span>Trn<text:span text:style-name="T154">ov</text:span>á koruna</text:h>
      <text:p text:style-name="P63"><text:span text:style-name="T37">K</text:span><text:span text:style-name="T44">dyž máš na hlavě tuto korunu, znáš směr</text:span><text:span text:style-name="T152"> k nejbližšímu silnému místu moci.</text:span></text:p>
      <text:p text:style-name="P64"><text:span text:style-name="T107">Dlouhodobé používání může mít nepředvídatelné </text:span><text:span text:style-name="T65">ú</text:span><text:span text:style-name="T66">činky</text:span><text:span text:style-name="T107">.</text:span></text:p>
      <text:p text:style-name="Example">Není-li nositelem vyvolený, koruna způsobuje trvalé fyzické následky: vysychání a šupinatění kůže, poté celkové fyzické oslabení (klesání Fyzičky).</text:p>
      <text:p text:style-name="P66">/* Nejbližším místem magické moci je asi dračí kostra.</text:p>
      <text:p text:style-name="P65">*/</text:p>
      <text:h text:style-name="P110" text:outline-level="4"><text:span text:style-name="T151">+</text:span>Ovládací kameny</text:h>
      <text:p text:style-name="P62"><text:span text:style-name="T42">K</text:span><text:span text:style-name="T43">dyž držíš jeden z těchto dvou</text:span> <text:span text:style-name="T150">očarovaných chrysoprasů, tvor, který se dotýká druhého z nich, musí poslouchat tvoje slovní příkazy. Ovládat je takto možné pouze živé tvory, kteří nemají duši: zvířata, hmyz a podobně.</text:span></text:p>
      <text:p text:style-name="P46">/<text:span text:style-name="T149">* Jak to ovládání probíhá? Přes slovní příkazy? Telepaticky?</text:span></text:p>
      <text:p text:style-name="P46">- <text:span text:style-name="T149">asi slovně */</text:span></text:p>
      <text:p text:style-name="P46"/>
      <text:p text:style-name="P77">TODO:</text:p>
      <text:p text:style-name="P22">Svitky (asi taky bez karet. <text:span text:style-name="T166">Možná „mluv s mrtvým“, to není kouzlo z pravidel</text:span>):</text:p>
      <text:p text:style-name="P77">-lazebník</text:p>
      <text:p text:style-name="P77">-fialový blesk</text:p>
      <text:p text:style-name="P77">-pamatuj</text:p>
      <text:p text:style-name="P77"><text:span text:style-name="T171">+</text:span>mluv s mrtvým</text:p>
      <text:p text:style-name="P77"><text:soft-page-break/></text:p>
      <text:p text:style-name="P77"/>
      <text:p text:style-name="P22">Alchymistické hračky (na to asi karty dělat nemusim):</text:p>
      <text:p text:style-name="P77">-dýmovnice</text:p>
      <text:p text:style-name="P77">-výbušný projektil</text:p>
      <text:p text:style-name="P77">-zápalný projektil</text:p>
      <text:p text:style-name="P77">-petarda</text:p>
      <text:p text:style-name="P77">-ohnivá hlína</text:p>
      <text:p text:style-name="P77">-bomba</text:p>
      <text:p text:style-name="P77"/>
      <text:p text:style-name="P22">Magické suroviny:</text:p>
      <text:p text:style-name="P77">+Roh z jednorožce</text:p>
      <text:p text:style-name="P77"/>
      <text:p text:style-name="P77"/>
      <text:p text:style-name="P188"><text:span text:style-name="T108">Trvalé </text:span><text:span text:style-name="T69">p</text:span><text:span text:style-name="T70">ředměty</text:span><text:span text:style-name="T108">:</text:span></text:p>
      <text:p text:style-name="P77"><text:span text:style-name="T172">+P</text:span>lášť neviditelnosti</text:p>
      <text:p text:style-name="P77"><text:span text:style-name="T173">+B</text:span>ezhlučný <text:span text:style-name="T173">dlouhý</text:span> luk</text:p>
      <text:p text:style-name="P77"><text:span text:style-name="T175">+</text:span>Mrazivá hůlka</text:p>
      <text:p text:style-name="P77"><text:span text:style-name="T175">+</text:span>Hůlka magických střel</text:p>
      <text:p text:style-name="P77"><text:span text:style-name="T182">+</text:span>Ještěří amulet</text:p>
      <text:p text:style-name="P77"><text:soft-page-break/><text:span text:style-name="T177">+</text:span>Bronzová koňská hlava</text:p>
      <text:p text:style-name="P77"><text:span text:style-name="T178">+</text:span>Štít děsu</text:p>
      <text:p text:style-name="P77">+Nápoj z krve zlobra</text:p>
      <text:p text:style-name="P77">+Lovec démonů</text:p>
      <text:p text:style-name="P77">+Trnová koruna</text:p>
      <text:p text:style-name="P77">+Ovládací kameny</text:p>
      <text:p text:style-name="P189"><text:span text:style-name="T59">+</text:span><text:span text:style-name="T3">O</text:span><text:span text:style-name="T60">rb magické síly</text:span></text:p>
      <text:p text:style-name="P190"><text:span text:style-name="T62">+</text:span><text:span text:style-name="T61">D</text:span><text:span text:style-name="T184">ýka paralýzy</text:span></text:p>
      <text:p text:style-name="P190"><text:span text:style-name="T184">+Prokletá dýka paralýzy</text:span></text:p>
      <text:p text:style-name="P78"><text:span text:style-name="T185">+</text:span>Kouzelný ubrus</text:p>
      <text:p text:style-name="P78"><text:span text:style-name="T185">+</text:span>Prokletý ubru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28T14:18:35.023000000</dc:date>
    <meta:print-date>2113-01-01T00:00:00</meta:print-date>
    <meta:editing-cycles>22099</meta:editing-cycles>
    <meta:editing-duration>P65DT12H23M44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21" meta:paragraph-count="293" meta:word-count="2399" meta:character-count="13836" meta:non-whitespace-character-count="11797"/>
  </office:meta>
</office:document-meta>
</file>